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6cm" table:align="left"/>
    </style:style>
    <style:style style:name="Tableau1.A" style:family="table-column">
      <style:table-column-properties style:column-width="2.487cm"/>
    </style:style>
    <style:style style:name="Tableau1.B" style:family="table-column">
      <style:table-column-properties style:column-width="5.625cm"/>
    </style:style>
    <style:style style:name="Tableau1.C" style:family="table-column">
      <style:table-column-properties style:column-width="9.948cm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2" style:family="table-row">
      <style:table-row-properties style:min-row-height="1.799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1.376cm"/>
    </style:style>
    <style:style style:name="Tableau1.5" style:family="table-row">
      <style:table-row-properties style:min-row-height="1.667cm"/>
    </style:style>
    <style:style style:name="Tableau3" style:family="table">
      <style:table-properties style:width="18.068cm" table:align="margins" style:writing-mode="lr-tb"/>
    </style:style>
    <style:style style:name="Tableau3.A" style:family="table-column">
      <style:table-column-properties style:column-width="3.196cm" style:rel-column-width="11593*"/>
    </style:style>
    <style:style style:name="Tableau3.B" style:family="table-column">
      <style:table-column-properties style:column-width="2.016cm" style:rel-column-width="7312*"/>
    </style:style>
    <style:style style:name="Tableau3.C" style:family="table-column">
      <style:table-column-properties style:column-width="2.088cm" style:rel-column-width="7575*"/>
    </style:style>
    <style:style style:name="Tableau3.D" style:family="table-column">
      <style:table-column-properties style:column-width="10.767cm" style:rel-column-width="39055*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6cm" table:align="left" style:writing-mode="lr-tb"/>
    </style:style>
    <style:style style:name="Tableau4.A" style:family="table-column">
      <style:table-column-properties style:column-width="2.071cm"/>
    </style:style>
    <style:style style:name="Tableau4.B" style:family="table-column">
      <style:table-column-properties style:column-width="2.99cm"/>
    </style:style>
    <style:style style:name="Tableau4.C" style:family="table-column">
      <style:table-column-properties style:column-width="3.494cm"/>
    </style:style>
    <style:style style:name="Tableau4.D" style:family="table-column">
      <style:table-column-properties style:column-width="4.514cm"/>
    </style:style>
    <style:style style:name="Tableau4.E" style:family="table-column">
      <style:table-column-properties style:column-width="4.992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68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1.693cm" style:rel-column-width="6142*"/>
    </style:style>
    <style:style style:name="Table1.B" style:family="table-column">
      <style:table-column-properties style:column-width="3.895cm" style:rel-column-width="14126*"/>
    </style:style>
    <style:style style:name="Table1.C" style:family="table-column">
      <style:table-column-properties style:column-width="12.48cm" style:rel-column-width="45267*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officeooo:paragraph-rsid="0024ea7e" style:font-size-asian="10pt" style:font-size-complex="10pt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officeooo:paragraph-rsid="0016434d" style:font-size-asian="11pt" style:font-size-complex="11pt"/>
    </style:style>
    <style:style style:name="P6" style:family="paragraph" style:parent-style-name="Table_20_Contents">
      <style:text-properties style:font-name="Arial" fo:font-size="11pt" officeooo:paragraph-rsid="0016434d" style:font-size-asian="11pt" style:font-size-complex="11pt"/>
    </style:style>
    <style:style style:name="P7" style:family="paragraph" style:parent-style-name="Table_20_Contents"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8" style:family="paragraph" style:parent-style-name="Table_20_Contents"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9" style:family="paragraph" style:parent-style-name="Table_20_Contents"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able_20_Contents">
      <style:text-properties style:font-name="Arial" fo:font-size="11pt" fo:language="zxx" fo:country="none" officeooo:rsid="003a18b4" officeooo:paragraph-rsid="003a18b4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weight="bold" officeooo:rsid="001a4186" officeooo:paragraph-rsid="001a4186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2116c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text-properties style:font-name="Arial" fo:font-size="11pt" style:font-size-asian="11pt" style:font-size-complex="11pt"/>
    </style:style>
    <style:style style:name="P21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22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23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P24" style:family="paragraph" style:parent-style-name="Footnote">
      <style:text-properties style:font-name="Arial" fo:font-size="9pt" officeooo:rsid="0034c806" officeooo:paragraph-rsid="0034c806" style:font-size-asian="7.84999990463257pt" style:font-size-complex="9pt"/>
    </style:style>
    <style:style style:name="P25" style:family="paragraph" style:parent-style-name="Footnote">
      <style:text-properties style:font-name="Arial" fo:font-size="9pt" officeooo:rsid="0030bc54" officeooo:paragraph-rsid="0030bc54" style:font-size-asian="9pt" style:font-size-complex="9pt"/>
    </style:style>
    <style:style style:name="P26" style:family="paragraph" style:parent-style-name="Table_20_Contents">
      <style:text-properties style:font-name="Arial" fo:font-size="11pt" officeooo:rsid="003a46b4" officeooo:paragraph-rsid="003a46b4" style:font-size-asian="11pt" style:font-size-complex="11pt"/>
    </style:style>
    <style:style style:name="T1" style:family="text">
      <style:text-properties officeooo:rsid="000bf3ed"/>
    </style:style>
    <style:style style:name="T2" style:family="text">
      <style:text-properties officeooo:rsid="00100ad6"/>
    </style:style>
    <style:style style:name="T3" style:family="text">
      <style:text-properties officeooo:rsid="0011c909"/>
    </style:style>
    <style:style style:name="T4" style:family="text">
      <style:text-properties officeooo:rsid="0013f2f6"/>
    </style:style>
    <style:style style:name="T5" style:family="text">
      <style:text-properties officeooo:rsid="0018eb6b"/>
    </style:style>
    <style:style style:name="T6" style:family="text">
      <style:text-properties officeooo:rsid="001baebc"/>
    </style:style>
    <style:style style:name="T7" style:family="text">
      <style:text-properties fo:font-size="8pt" officeooo:rsid="001d6a5a" fo:background-color="transparent" loext:char-shading-value="0" style:font-size-asian="8pt" style:font-size-complex="8pt"/>
    </style:style>
    <style:style style:name="T8" style:family="text">
      <style:text-properties fo:font-size="8pt" officeooo:rsid="0011c909" fo:background-color="transparent" loext:char-shading-value="0" style:font-size-asian="8pt" style:font-size-complex="8pt"/>
    </style:style>
    <style:style style:name="T9" style:family="text">
      <style:text-properties fo:font-size="8pt" officeooo:rsid="001d2f95" fo:background-color="transparent" loext:char-shading-value="0" style:font-size-asian="8pt" style:font-size-complex="8pt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223e3b"/>
    </style:style>
    <style:style style:name="T12" style:family="text">
      <style:text-properties officeooo:rsid="002ce3c2"/>
    </style:style>
    <style:style style:name="T13" style:family="text">
      <style:text-properties officeooo:rsid="0084ba91"/>
    </style:style>
    <style:style style:name="T14" style:family="text">
      <style:text-properties officeooo:rsid="002d4ccb"/>
    </style:style>
    <style:style style:name="T15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6" style:family="text">
      <style:text-properties fo:font-size="10pt" fo:font-weight="bold" officeooo:rsid="0021b56a" fo:background-color="transparent" loext:char-shading-value="0" style:font-size-asian="10pt" style:font-weight-asian="bold" style:font-size-complex="10pt" style:font-weight-complex="bold"/>
    </style:style>
    <style:style style:name="T17" style:family="text">
      <style:text-properties officeooo:rsid="00701956"/>
    </style:style>
    <style:style style:name="T18" style:family="text">
      <style:text-properties officeooo:rsid="006eb361"/>
    </style:style>
    <style:style style:name="T19" style:family="text">
      <style:text-properties officeooo:rsid="0011937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1">R<text:span text:style-name="T5">éférence</text:span><text:span text:style-name="T5"><text:note text:id="ftn1" text:note-class="footnote"><text:note-citation>1</text:note-citation><text:note-body><text:p text:style-name="P24">Ce numero est unique auto-incrémenté, il vous permet de retrouver simplement les unités de travail</text:p></text:note-body></text:note></text:span></text:p>
          </table:table-cell>
          <table:table-cell table:style-name="Tableau1.B1" office:value-type="string">
            <text:p text:style-name="P10">{reference}</text:p>
          </table:table-cell>
          <table:table-cell table:style-name="Tableau1.C1" table:number-rows-spanned="5" office:value-type="string">
            <text:p text:style-name="P4">{photoDefault}</text:p>
          </table:table-cell>
        </table:table-row>
        <table:table-row table:style-name="Tableau1.2">
          <table:table-cell table:style-name="Tableau1.A2" office:value-type="string">
            <text:p text:style-name="P12">Nom de l'unité:</text:p>
          </table:table-cell>
          <table:table-cell table:style-name="Tableau1.B2" office:value-type="string">
            <text:p text:style-name="P6">{nom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12">Adresse</text:p>
          </table:table-cell>
          <table:table-cell table:style-name="Tableau1.B2" office:value-type="string">
            <text:p text:style-name="P6">{adresse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13">Code Postal</text:p>
          </table:table-cell>
          <table:table-cell table:style-name="Tableau1.B2" office:value-type="string">
            <text:p text:style-name="P5">{codePostal}</text:p>
          </table:table-cell>
          <table:covered-table-cell/>
        </table:table-row>
        <table:table-row table:style-name="Tableau1.5">
          <table:table-cell table:style-name="Tableau1.A2" office:value-type="string">
            <text:p text:style-name="P13">Ville</text:p>
          </table:table-cell>
          <table:table-cell table:style-name="Tableau1.B2" office:value-type="string">
            <text:p text:style-name="P5">{ville}</text:p>
          </table:table-cell>
          <table:covered-table-cell/>
        </table:table-row>
        <table:table-row>
          <table:table-cell table:style-name="Tableau1.A1" office:value-type="string">
            <text:p text:style-name="P11">Description</text:p>
          </table:table-cell>
          <table:table-cell table:style-name="Tableau1.B1" table:number-columns-spanned="2" office:value-type="string">
            <text:p text:style-name="P3">{description}</text:p>
          </table:table-cell>
          <table:covered-table-cell/>
        </table:table-row>
      </table:table>
      <text:p text:style-name="P20"/>
      <text:p text:style-name="P20">Liste des risques associés à cette unité <text:span text:style-name="T4">de travail :</text:span></text:p>
      <text:p text:style-name="P2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7">Risque</text:p>
          </table:table-cell>
          <table:table-cell table:style-name="Tableau3.A1" office:value-type="string">
            <text:p text:style-name="P15">Id <text:span text:style-name="T12">R-E</text:span><text:span text:style-name="T12"><text:note text:id="ftn2" text:note-class="footnote"><text:note-citation>2</text:note-citation><text:note-body><text:p text:style-name="P22">Id <text:span text:style-name="T14">R-E</text:span> : Identifiant unique du risque<text:span text:style-name="T13">-Identifiant unique de l’évaluation</text:span></text:p></text:note-body></text:note></text:span></text:p>
          </table:table-cell>
          <table:table-cell table:style-name="Tableau3.A1" office:value-type="string">
            <text:p text:style-name="P15">Cot<text:note text:id="ftn3" text:note-class="footnote"><text:note-citation>3</text:note-citation><text:note-body><text:p text:style-name="P23">Cotation</text:p></text:note-body></text:note></text:p>
          </table:table-cell>
          <table:table-cell table:style-name="Tableau3.D1" office:value-type="string">
            <text:p text:style-name="P14">Commentaire sur le risque</text:p>
          </table:table-cell>
        </table:table-row>
        <table:table-row>
          <table:table-cell table:style-name="Tableau3.A5" office:value-type="string">
            <text:p text:style-name="P3">[!-- BEGIN row.risq80 --]{nomDanger}</text:p>
          </table:table-cell>
          <table:table-cell table:style-name="Tableau3.B2" office:value-type="string">
            <text:p text:style-name="P3">{identifiantRisque}</text:p>
          </table:table-cell>
          <table:table-cell table:style-name="Tableau3.C2" office:value-type="string">
            <text:p text:style-name="P3">{quotationRisque}</text:p>
          </table:table-cell>
          <table:table-cell table:style-name="Tableau3.D2" office:value-type="string">
            <text:p text:style-name="P3">{commentaireRisque}[!-- END row.risq80 --]</text:p>
          </table:table-cell>
        </table:table-row>
        <table:table-row>
          <table:table-cell table:style-name="Tableau3.A5" office:value-type="string">
            <text:p text:style-name="P3">[!-- BEGIN row.risq51 --]{nomDanger}</text:p>
          </table:table-cell>
          <table:table-cell table:style-name="Tableau3.B3" office:value-type="string">
            <text:p text:style-name="P3">{identifiantRisque}</text:p>
          </table:table-cell>
          <table:table-cell table:style-name="Tableau3.C3" office:value-type="string">
            <text:p text:style-name="P3">{quotationRisque}</text:p>
          </table:table-cell>
          <table:table-cell table:style-name="Tableau3.D3" office:value-type="string">
            <text:p text:style-name="P3">{commentaireRisque}[!-- END row.risq51 --]</text:p>
          </table:table-cell>
        </table:table-row>
        <table:table-row>
          <table:table-cell table:style-name="Tableau3.A5" office:value-type="string">
            <text:p text:style-name="P3">[!-- BEGIN row.risq48 --]{nomDanger}</text:p>
          </table:table-cell>
          <table:table-cell table:style-name="Tableau3.B4" office:value-type="string">
            <text:p text:style-name="P3">{identifiantRisque}</text:p>
          </table:table-cell>
          <table:table-cell table:style-name="Tableau3.C4" office:value-type="string">
            <text:p text:style-name="P3">{quotationRisque}</text:p>
          </table:table-cell>
          <table:table-cell table:style-name="Tableau3.D4" office:value-type="string">
            <text:p text:style-name="P3">{commentaireRisque}[!-- END row.risq48 --]</text:p>
          </table:table-cell>
        </table:table-row>
        <table:table-row>
          <table:table-cell table:style-name="Tableau3.A5" office:value-type="string">
            <text:p text:style-name="P3">[!-- BEGIN row.risq --]{nomDanger}</text:p>
          </table:table-cell>
          <table:table-cell table:style-name="Tableau3.B5" office:value-type="string">
            <text:p text:style-name="P3">{identifiantRisque}</text:p>
          </table:table-cell>
          <table:table-cell table:style-name="Tableau3.C5" office:value-type="string">
            <text:p text:style-name="P3">{quotationRisque}</text:p>
          </table:table-cell>
          <table:table-cell table:style-name="Tableau3.D5" office:value-type="string">
            <text:p text:style-name="P3">{commentaireRisque}[!-- END row.risq --]</text:p>
          </table:table-cell>
        </table:table-row>
      </table:table>
      <text:p text:style-name="P20"/>
      <text:p text:style-name="P21">Liste des personnes présentes lors de l'évaluation : cela permet de savoir qui a participé à <text:span text:style-name="T17">l’évaluation des risques pour cette unité de travail</text:span> et combien de temps. <text:span text:style-name="T2">L</text:span>es personnels <text:span text:style-name="T18">ci-dessous </text:span>ont été impliqués dans la <text:span text:style-name="T2">mise en place du document unique.</text:span></text:p>
      <text:p text:style-name="P2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6">Id<text:note text:id="ftn4" text:note-class="footnote"><text:note-citation>4</text:note-citation><text:note-body><text:p text:style-name="P25">Id : Identifiant unique de la personne</text:p></text:note-body></text:note></text:p>
          </table:table-cell>
          <table:table-cell table:style-name="Tableau4.A1" office:value-type="string">
            <text:p text:style-name="P15">Date entretien</text:p>
          </table:table-cell>
          <table:table-cell table:style-name="Tableau4.A1" office:value-type="string">
            <text:p text:style-name="P15">Durée entretien</text:p>
          </table:table-cell>
          <table:table-cell table:style-name="Tableau4.A1" office:value-type="string">
            <text:p text:style-name="P14">Nom</text:p>
          </table:table-cell>
          <table:table-cell table:style-name="Tableau4.E1" office:value-type="string">
            <text:p text:style-name="P14">Prénom</text:p>
          </table:table-cell>
        </table:table-row>
        <table:table-row>
          <table:table-cell table:style-name="Tableau4.A2" office:value-type="string">
            <text:p text:style-name="P3">[!-- BEGIN row.utilisateursPresents --]{idUtilisateur}</text:p>
          </table:table-cell>
          <table:table-cell table:style-name="Tableau4.B2" office:value-type="string">
            <text:p text:style-name="P26">{dateAffectationUtilisateur}</text:p>
          </table:table-cell>
          <table:table-cell table:style-name="Tableau4.C2" office:value-type="string">
            <text:p text:style-name="P3">{dureeEntretien}</text:p>
          </table:table-cell>
          <table:table-cell table:style-name="Tableau4.D2" office:value-type="string">
            <text:p text:style-name="P3">{nomUtilisateur}</text:p>
          </table:table-cell>
          <table:table-cell table:style-name="Tableau4.E2" office:value-type="string">
            <text:p text:style-name="P3">{prenomUtilisateur}[!-- END row.utilisateursPresents --]</text:p>
          </table:table-cell>
        </table:table-row>
      </table:table>
      <text:p text:style-name="P20"/>
      <text:p text:style-name="P20">Liste des <text:span text:style-name="T6">signalisations</text:span> pour <text:span text:style-name="T3">cette unité de travail :</text:span>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18">Pict. Sig</text:p>
          </table:table-cell>
          <table:table-cell table:style-name="Table1.A1" office:value-type="string">
            <text:p text:style-name="P19">Id. Sig</text:p>
          </table:table-cell>
          <table:table-cell table:style-name="Table1.C1" office:value-type="string">
            <text:p text:style-name="P8"><text:span text:style-name="T15">Description </text:span><text:span text:style-name="T16">S</text:span><text:span text:style-name="T15">ignalisation</text:span><text:span text:style-name="T10"> </text:span><text:a xlink:type="simple" xlink:href="http://www.inrs.fr/media.html?refINRS=outil10" office:target-frame-name="_blank" xlink:show="new" text:style-name="Internet_20_link" text:visited-style-name="Visited_20_Internet_20_Link"><text:span text:style-name="T7">(so</text:span></text:a><text:a xlink:type="simple" xlink:href="http://www.inrs.fr/media.html?refINRS=outil10" office:target-frame-name="_blank" xlink:show="new" text:style-name="Internet_20_link" text:visited-style-name="Visited_20_Internet_20_Link"><text:span text:style-name="T8">urce inrs</text:span></text:a><text:span text:style-name="T9">)</text:span></text:p>
          </table:table-cell>
        </table:table-row>
        <table:table-row>
          <table:table-cell table:style-name="Table1.A2" office:value-type="string">
            <text:p text:style-name="P7">[!-- BEGIN row.affectedRecommandation --]{recommandationIcon}</text:p>
          </table:table-cell>
          <table:table-cell table:style-name="Table1.B2" office:value-type="string">
            <text:p text:style-name="P9">{identifiantRecommandation}<text:span text:style-name="T11"> - {recommandationName}</text:span></text:p>
          </table:table-cell>
          <table:table-cell table:style-name="Table1.C2" office:value-type="string">
            <text:p text:style-name="P7"><text:s/>{recommandationComment} [!-- END row.affectedRecommandation --]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officeooo:paragraph-rsid="0024ea7e" style:font-size-asian="10pt" style:font-size-complex="10pt"/>
    </style:style>
    <style:style style:name="MT1" style:family="text">
      <style:text-properties officeooo:rsid="000bf3e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26cm" fo:margin-bottom="1.406cm" fo:margin-left="1.639cm" fo:margin-right="1.29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/>
      </style:header-style>
      <style:footer-style>
        <style:header-footer-properties svg:height="0.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6.023cm" svg:y="0.03cm" svg:width="2.117cm" svg:height="0.397cm" draw:z-index="1"><draw:image xlink:href="Pictures/10000000000000500000000F88A725AFCA06D7CA.png" xlink:type="simple" xlink:show="embed" xlink:actuate="onLoad"/></draw:frame>Document généré avec www.digirisk.com</text:p>
      </style:header>
      <style:footer>
        <text:p text:style-name="MP2"><text:file-name text:display="name-and-extension">fiche_de_poste.odt</text:file-name> <text:tab/>Version <text:span text:style-name="MT1">- 1.0.3-20180327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14M53S</meta:editing-duration>
    <meta:editing-cycles>145</meta:editing-cycles>
    <meta:generator>LibreOffice/5.2.3.3$Windows_x86 LibreOffice_project/d54a8868f08a7b39642414cf2c8ef2f228f780cf</meta:generator>
    <dc:date>2018-09-14T11:25:38.359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4" meta:image-count="1" meta:object-count="0" meta:page-count="2" meta:paragraph-count="58" meta:word-count="219" meta:character-count="1733" meta:non-whitespace-character-count="1582"/>
    <meta:user-defined meta:name="Langue">Francais</meta:user-defined>
    <meta:user-defined meta:name="URL">www.digirisk.com</meta:user-defined>
  </office:meta>
</office:document-meta>
</file>